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office:value-type="string">
            <text:p>#d1 [°]</text:p>
          </table:table-cell>
          <table:table-cell office:value-type="string">
            <text:p>d1m [']</text:p>
          </table:table-cell>
          <table:table-cell table:style-name="Default" office:value-type="string">
            <text:p>d[°]</text:p>
          </table:table-cell>
          <table:table-cell table:style-name="Default" office:value-type="string">
            <text:p>dd[°]</text:p>
          </table:table-cell>
          <table:table-cell table:style-name="Default" office:value-type="string">
            <text:p>d[1]</text:p>
          </table:table-cell>
          <table:table-cell table:style-name="Default" office:value-type="string">
            <text:p>dd[1]</text:p>
          </table:table-cell>
          <table:table-cell table:style-name="Default" office:value-type="string">
            <text:p>n[1]</text:p>
          </table:table-cell>
          <table:table-cell table:style-name="Default" office:value-type="string">
            <text:p>dn[1]</text:p>
          </table:table-cell>
          <table:table-cell table:style-name="Default" office:value-type="string">
            <text:p>lambda [nm]</text:p>
          </table:table-cell>
          <table:table-cell table:style-name="Default" office:value-type="string">
            <text:p>dlambda [nm]</text:p>
          </table:table-cell>
        </table:table-row>
        <table:table-row table:style-name="ro2">
          <table:table-cell office:value-type="float" office:value="128.5">
            <text:p>128.5</text:p>
          </table:table-cell>
          <table:table-cell office:value-type="float" office:value="10">
            <text:p>10</text:p>
          </table:table-cell>
          <table:table-cell table:formula="of:=(([.A2]+([.B2]/30))-(179.5+(29/30)))*(-1)" office:value-type="float" office:value="51.6333333333333">
            <text:p>51.633</text:p>
          </table:table-cell>
          <table:table-cell office:value-type="float" office:value="0.067">
            <text:p>0.067</text:p>
          </table:table-cell>
          <table:table-cell table:formula="of:=2*PI()*[.C2]/360" office:value-type="float" office:value="0.901171670446405">
            <text:p>0.9012</text:p>
          </table:table-cell>
          <table:table-cell office:value-type="float" office:value="0.0012">
            <text:p>0.0012</text:p>
          </table:table-cell>
          <table:table-cell table:formula="of:=SIN(PI()/6 + [.E2]/2)/SIN(PI()/6)" office:value-type="float" office:value="1.65448808541411">
            <text:p>1.65449</text:p>
          </table:table-cell>
          <table:table-cell table:formula="of:=(COS(PI()/6 + [.E2]/2)*[.F2])/(2*SIN(PI()/6))" office:value-type="float" office:value="0.00067421131930589">
            <text:p>0.00067</text:p>
          </table:table-cell>
          <table:table-cell office:value-type="float" office:value="418.6">
            <text:p>418.6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float" office:value="129.5">
            <text:p>129.5</text:p>
          </table:table-cell>
          <table:table-cell office:value-type="float" office:value="7">
            <text:p>7</text:p>
          </table:table-cell>
          <table:table-cell table:formula="of:=(([.A3]+([.B3]/30))-(179.5+(29/30)))*(-1)" office:value-type="float" office:value="50.7333333333334">
            <text:p>50.733</text:p>
          </table:table-cell>
          <table:table-cell office:value-type="float" office:value="0.067">
            <text:p>0.067</text:p>
          </table:table-cell>
          <table:table-cell table:formula="of:=2*PI()*[.C3]/360" office:value-type="float" office:value="0.885463707178457">
            <text:p>0.8855</text:p>
          </table:table-cell>
          <table:table-cell office:value-type="float" office:value="0.0012">
            <text:p>0.0012</text:p>
          </table:table-cell>
          <table:table-cell table:formula="of:=SIN(PI()/6 + [.E3]/2)/SIN(PI()/6)" office:value-type="float" office:value="1.6456117423051">
            <text:p>1.64561</text:p>
          </table:table-cell>
          <table:table-cell table:formula="of:=(COS(PI()/6 + [.E3]/2)*[.F3])/(2*SIN(PI()/6))" office:value-type="float" office:value="0.000681987036307531">
            <text:p>0.00068</text:p>
          </table:table-cell>
          <table:table-cell office:value-type="float" office:value="446.3">
            <text:p>446.3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float" office:value="130.5">
            <text:p>130.5</text:p>
          </table:table-cell>
          <table:table-cell office:value-type="float" office:value="12">
            <text:p>12</text:p>
          </table:table-cell>
          <table:table-cell table:formula="of:=(([.A4]+([.B4]/30))-(179.5+(29/30)))*(-1)" office:value-type="float" office:value="49.5666666666667">
            <text:p>49.567</text:p>
          </table:table-cell>
          <table:table-cell office:value-type="float" office:value="0.067">
            <text:p>0.067</text:p>
          </table:table-cell>
          <table:table-cell table:formula="of:=2*PI()*[.C4]/360" office:value-type="float" office:value="0.865101532571856">
            <text:p>0.8651</text:p>
          </table:table-cell>
          <table:table-cell office:value-type="float" office:value="0.0012">
            <text:p>0.0012</text:p>
          </table:table-cell>
          <table:table-cell table:formula="of:=SIN(PI()/6 + [.E4]/2)/SIN(PI()/6)" office:value-type="float" office:value="1.63395437280376">
            <text:p>1.63395</text:p>
          </table:table-cell>
          <table:table-cell table:formula="of:=(COS(PI()/6 + [.E4]/2)*[.F4])/(2*SIN(PI()/6))" office:value-type="float" office:value="0.000692003987513345">
            <text:p>0.00069</text:p>
          </table:table-cell>
          <table:table-cell office:value-type="float" office:value="499.4">
            <text:p>499.4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7">
            <text:p>27</text:p>
          </table:table-cell>
          <table:table-cell table:formula="of:=(([.A5]+([.B5]/30))-(179.5+(29/30)))*(-1)" office:value-type="float" office:value="48.5666666666667">
            <text:p>48.567</text:p>
          </table:table-cell>
          <table:table-cell office:value-type="float" office:value="0.067">
            <text:p>0.067</text:p>
          </table:table-cell>
          <table:table-cell table:formula="of:=2*PI()*[.C5]/360" office:value-type="float" office:value="0.847648240051913">
            <text:p>0.8476</text:p>
          </table:table-cell>
          <table:table-cell office:value-type="float" office:value="0.0012">
            <text:p>0.0012</text:p>
          </table:table-cell>
          <table:table-cell table:formula="of:=SIN(PI()/6 + [.E5]/2)/SIN(PI()/6)" office:value-type="float" office:value="1.62382749455787">
            <text:p>1.62383</text:p>
          </table:table-cell>
          <table:table-cell table:formula="of:=(COS(PI()/6 + [.E5]/2)*[.F5])/(2*SIN(PI()/6))" office:value-type="float" office:value="0.000700532894624117">
            <text:p>0.00070</text:p>
          </table:table-cell>
          <table:table-cell office:value-type="float" office:value="557.9">
            <text:p>557.9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float" office:value="131.5">
            <text:p>131.5</text:p>
          </table:table-cell>
          <table:table-cell office:value-type="float" office:value="13">
            <text:p>13</text:p>
          </table:table-cell>
          <table:table-cell table:formula="of:=(([.A6]+([.B6]/30))-(179.5+(29/30)))*(-1)" office:value-type="float" office:value="48.5333333333333">
            <text:p>48.533</text:p>
          </table:table-cell>
          <table:table-cell office:value-type="float" office:value="0.067">
            <text:p>0.067</text:p>
          </table:table-cell>
          <table:table-cell table:formula="of:=2*PI()*[.C6]/360" office:value-type="float" office:value="0.847066463634581">
            <text:p>0.8471</text:p>
          </table:table-cell>
          <table:table-cell office:value-type="float" office:value="0.0012">
            <text:p>0.0012</text:p>
          </table:table-cell>
          <table:table-cell table:formula="of:=SIN(PI()/6 + [.E6]/2)/SIN(PI()/6)" office:value-type="float" office:value="1.62348779793043">
            <text:p>1.62349</text:p>
          </table:table-cell>
          <table:table-cell table:formula="of:=(COS(PI()/6 + [.E6]/2)*[.F6])/(2*SIN(PI()/6))" office:value-type="float" office:value="0.000700816276344637">
            <text:p>0.00070</text:p>
          </table:table-cell>
          <table:table-cell office:value-type="float" office:value="590.3">
            <text:p>590.3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float" office:value="131.5">
            <text:p>131.5</text:p>
          </table:table-cell>
          <table:table-cell office:value-type="float" office:value="16">
            <text:p>16</text:p>
          </table:table-cell>
          <table:table-cell table:formula="of:=(([.A7]+([.B7]/30))-(179.5+(29/30)))*(-1)" office:value-type="float" office:value="48.4333333333333">
            <text:p>48.433</text:p>
          </table:table-cell>
          <table:table-cell office:value-type="float" office:value="0.067">
            <text:p>0.067</text:p>
          </table:table-cell>
          <table:table-cell table:formula="of:=2*PI()*[.C7]/360" office:value-type="float" office:value="0.845321134382587">
            <text:p>0.8453</text:p>
          </table:table-cell>
          <table:table-cell office:value-type="float" office:value="0.0012">
            <text:p>0.0012</text:p>
          </table:table-cell>
          <table:table-cell table:formula="of:=SIN(PI()/6 + [.E7]/2)/SIN(PI()/6)" office:value-type="float" office:value="1.62246788392536">
            <text:p>1.62247</text:p>
          </table:table-cell>
          <table:table-cell table:formula="of:=(COS(PI()/6 + [.E7]/2)*[.F7])/(2*SIN(PI()/6))" office:value-type="float" office:value="0.000701666065608899">
            <text:p>0.00070</text:p>
          </table:table-cell>
          <table:table-cell office:value-type="float" office:value="594.8">
            <text:p>594.8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 office:value-type="float" office:value="131.5">
            <text:p>131.5</text:p>
          </table:table-cell>
          <table:table-cell office:value-type="float" office:value="26">
            <text:p>26</text:p>
          </table:table-cell>
          <table:table-cell table:formula="of:=(([.A8]+([.B8]/30))-(179.5+(29/30)))*(-1)" office:value-type="float" office:value="48.1">
            <text:p>48.100</text:p>
          </table:table-cell>
          <table:table-cell office:value-type="float" office:value="0.067">
            <text:p>0.067</text:p>
          </table:table-cell>
          <table:table-cell table:formula="of:=2*PI()*[.C8]/360" office:value-type="float" office:value="0.839503370209272">
            <text:p>0.8395</text:p>
          </table:table-cell>
          <table:table-cell office:value-type="float" office:value="0.0012">
            <text:p>0.0012</text:p>
          </table:table-cell>
          <table:table-cell table:formula="of:=SIN(PI()/6 + [.E8]/2)/SIN(PI()/6)" office:value-type="float" office:value="1.61905925131277">
            <text:p>1.61906</text:p>
          </table:table-cell>
          <table:table-cell table:formula="of:=(COS(PI()/6 + [.E8]/2)*[.F8])/(2*SIN(PI()/6))" office:value-type="float" office:value="0.000704494833668689">
            <text:p>0.00070</text:p>
          </table:table-cell>
          <table:table-cell office:value-type="float" office:value="639.1">
            <text:p>639.1</text:p>
          </table:table-cell>
          <table:table-cell office:value-type="float" office:value="1.9">
            <text:p>1.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42:21</meta:creation-date>
    <dc:date>2014-05-15T18:56:56</dc:date>
    <meta:editing-duration>PT4M51S</meta:editing-duration>
    <meta:editing-cycles>3</meta:editing-cycles>
    <meta:generator>LibreOffice/3.5$Linux_X86_64 LibreOffice_project/350m1$Build-2</meta:generator>
    <meta:document-statistic meta:table-count="3" meta:cell-count="80" meta:object-count="0"/>
  </office:meta>
</office:document-meta>
</file>